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type="double"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iver rouge : encyclopédie</text:p>
      <text:p text:style-name="P1"/>
      <text:p text:style-name="P3">Cartes</text:p>
      <text:p text:style-name="P1"/>
      <text:p text:style-name="P2">Le jeu est divisé en deux terrains à part entière qui ne se croisent pas.</text:p>
      <text:p text:style-name="P2">Le premier est la <text:span text:style-name="T1">carte de campagne</text:span> où le maréchal gère les territoires, les lignes de communication, de ravitaillement et de transport, les bâtiments économiques et les autres affaires civiles et militaires qui ne traitent pas directement de la bataille. Il y figure villes et principales richesses. La découverte de cette carte se fait au fur et à mesure des avancements des armées et des technologies.</text:p>
      <text:p text:style-name="P2">Le second est la <text:span text:style-name="T1">carte de bataille</text:span> qui concerne une zone restreinte du front. Le commande y dirige alors les unités strictement militaires dans le but de les amener vers la victoire. Elles sont toujours bidimensionnelles (Terre ou Eau + Air) et peuvent, en fonction du terrain où elles les batailles sont menées, être également tridimensionnelles (Terre + Eau + Air). La carte est découpée en quadrillage légendé pour le confort du commandant. Par défaut, chaque commandant participant à la bataille possède un poste de commandement sur le terrain qui dirige les opérations. Il s'agit donc de la cible principale des attaques ennemies et son importance nécessite à ce qu'on le protège à tout prix. Le commandant peut alors construire d'autres bâtiments à partir de son PC pour recruter de nouvelles troupes et s'assurer la victoire ! Toutefois, les batailles aériennes et maritime diffèrent de par le terrain ; la victoire en l'air et en mer ne peut être assurée que si toutes les unités ennemies sont détruites, en déperdition ou en déroute ou si le commandement ennemi se ren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ycée Fabert</meta:initial-creator>
    <meta:creation-date>2014-02-21T10:32:42.01</meta:creation-date>
    <dc:date>2014-02-21T10:47:33.22</dc:date>
    <dc:creator>Lycée Fabert</dc:creator>
    <meta:editing-duration>PT14M5S</meta:editing-duration>
    <meta:editing-cycles>2</meta:editing-cycles>
    <meta:generator>OpenOffice.org/3.3$Win32 OpenOffice.org_project/330m20$Build-9567</meta:generator>
    <meta:document-statistic meta:table-count="0" meta:image-count="0" meta:object-count="0" meta:page-count="1" meta:paragraph-count="5" meta:word-count="266" meta:character-count="1588"/>
  </office:meta>
</office:document-meta>
</file>